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9c302" officeooo:paragraph-rsid="0009c302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9c302" officeooo:paragraph-rsid="0009c30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fo:font-size="12pt" fo:font-weight="normal" officeooo:rsid="000b64f6" officeooo:paragraph-rsid="000b64f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fo:font-size="12pt" fo:font-weight="normal" officeooo:rsid="000d467c" officeooo:paragraph-rsid="000b64f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fo:font-size="12pt" fo:font-style="normal" fo:font-weight="bold" officeooo:rsid="001164c3" officeooo:paragraph-rsid="001164c3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d467c" officeooo:paragraph-rsid="000d467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ecf97" officeooo:paragraph-rsid="000ecf9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ee7f8" officeooo:paragraph-rsid="000ee7f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fo:font-size="12pt" fo:font-style="normal" fo:font-weight="normal" officeooo:rsid="00162d93" officeooo:paragraph-rsid="00162d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fo:font-size="12pt" fo:font-style="normal" fo:font-weight="normal" officeooo:rsid="0017cd92" officeooo:paragraph-rsid="0017cd9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fo:font-size="12pt" fo:font-style="italic" fo:font-weight="normal" officeooo:rsid="001654e1" officeooo:paragraph-rsid="001654e1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200%" fo:text-align="start" style:justify-single-word="false"/>
      <style:text-properties fo:font-size="12pt" fo:font-style="italic" fo:font-weight="normal" officeooo:rsid="0017cd92" officeooo:paragraph-rsid="0017cd92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1">
      <style:paragraph-properties fo:line-height="200%" fo:text-align="start" style:justify-single-word="false"/>
      <style:text-properties fo:font-style="normal" officeooo:rsid="00162d93" officeooo:paragraph-rsid="00162d93" style:font-style-asian="normal" style:font-style-complex="normal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fo:font-style="normal" officeooo:rsid="001654e1" officeooo:paragraph-rsid="001654e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d9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2d93" style:font-style-asian="normal" style:font-style-complex="normal"/>
    </style:style>
    <style:style style:name="T5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officeooo:rsid="0013db70"/>
    </style:style>
    <style:style style:name="T8" style:family="text">
      <style:text-properties officeooo:rsid="001aac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</text:p>
      <text:p text:style-name="P2"/>
      <text:p text:style-name="P3">Username: root</text:p>
      <text:p text:style-name="P3">Password: diverge</text:p>
      <text:p text:style-name="P4"/>
      <text:p text:style-name="P5"><text:span text:style-name="T7">M</text:span>ake a new image:</text:p>
      <text:p text:style-name="P4"/>
      <text:list xml:id="list268809934071970312" text:style-name="L1">
        <text:list-item>
          <text:p text:style-name="P6">Flash new minibian image to SD card.</text:p>
        </text:list-item>
        <text:list-item>
          <text:p text:style-name="P6">Run a full upgrade (<text:span text:style-name="T1"> apt-get update &amp;&amp; apt-get dist-upgrade</text:span><text:span text:style-name="T3"> ).</text:span></text:p>
        </text:list-item>
        <text:list-item>
          <text:p text:style-name="P7"><text:span text:style-name="T3">Install </text:span><text:span text:style-name="T4">git and the raspi-config utility using: </text:span><text:span text:style-name="T1">apt-get install </text:span><text:span text:style-name="T2">git</text:span><text:span text:style-name="T1"> raspi-config</text:span><text:span text:style-name="T3">.</text:span></text:p>
        </text:list-item>
        <text:list-item>
          <text:p text:style-name="P8"><text:span text:style-name="T3">Expand the SD card using the </text:span><text:span text:style-name="T1">raspi-config</text:span><text:span text:style-name="T3"> utility.</text:span></text:p>
        </text:list-item>
        <text:list-item>
          <text:p text:style-name="P9">Clone the 'divchrono' repository from github.</text:p>
        </text:list-item>
        <text:list-item>
          <text:p text:style-name="P13"><text:span text:style-name="T6">If it isn't already, set the </text:span><text:span text:style-name="T5">install.sh</text:span><text:span text:style-name="T6"> file as executable with </text:span><text:span text:style-name="T5">chmod +x install.sh</text:span></text:p>
        </text:list-item>
        <text:list-item>
          <text:p text:style-name="P14"><text:span text:style-name="T6">Run the installer script: </text:span><text:span text:style-name="T5">./install.sh</text:span></text:p>
        </text:list-item>
      </text:list>
      <text:p text:style-name="P11"/>
      <text:p text:style-name="P10">Packages installed:</text:p>
      <text:p text:style-name="P12">htop vim tmux python3 python3-doc python3-dev python3-pip python3-requests python3-rpi.gpio <text:span text:style-name="T8">i2c-too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1S</meta:editing-duration>
    <meta:editing-cycles>18</meta:editing-cycles>
    <meta:generator>LibreOffice/5.2.2.2.0$Linux_X86_64 LibreOffice_project/20m0$Build-2</meta:generator>
    <dc:date>2016-10-15T03:35:38.356339566</dc:date>
    <meta:document-statistic meta:table-count="0" meta:image-count="0" meta:object-count="0" meta:page-count="1" meta:paragraph-count="13" meta:word-count="90" meta:character-count="582" meta:non-whitespace-character-count="512"/>
    <meta:user-defined meta:name="Info 1"/>
    <meta:user-defined meta:name="Info 2"/>
    <meta:user-defined meta:name="Info 3"/>
    <meta:user-defined meta:name="Info 4"/>
  </office:meta>
</office:document-meta>
</file>